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9.png" manifest:media-type=""/>
  <manifest:file-entry manifest:full-path="Pictures/image8.jpg" manifest:media-type=""/>
  <manifest:file-entry manifest:full-path="Pictures/image6.jpg" manifest:media-type=""/>
  <manifest:file-entry manifest:full-path="Pictures/image5.jpg" manifest:media-type=""/>
  <manifest:file-entry manifest:full-path="Pictures/image7.jpg" manifest:media-type=""/>
  <manifest:file-entry manifest:full-path="Pictures/100000000000001E000000239EACB180.jpg" manifest:media-type=""/>
  <manifest:file-entry manifest:full-path="Pictures/image10.jpg" manifest:media-type=""/>
  <manifest:file-entry manifest:full-path="Pictures/1000000000000022000000228CC4D869.jpg" manifest:media-type=""/>
  <manifest:file-entry manifest:full-path="Pictures/10000000000000130000002B437EF9D9.jpg" manifest:media-type=""/>
  <manifest:file-entry manifest:full-path="Pictures/100000000000001400000033A40D86B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ole-draw-aspect="1"/>
    </style:style>
    <style:style style:name="pr1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Diapositive-de-titr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-cust-Diapositive-de-titre-notes">
      <style:graphic-properties draw:fill-color="#ffffff" fo:min-height="13.364cm"/>
    </style:style>
    <style:style style:name="pr5" style:family="presentation" style:parent-style-name="Master1-Thème-Offic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Thème-Office-notes">
      <style:graphic-properties draw:fill-color="#ffffff" draw:auto-grow-height="true" fo:min-height="11.43cm"/>
    </style:style>
    <style:style style:name="pr7" style:family="presentation" style:parent-style-name="Master1-Thème-Office-title">
      <style:graphic-properties fo:min-height="2cm"/>
    </style:style>
    <style:style style:name="pr8" style:family="presentation" style:parent-style-name="Master1-Thème-Office-outline1">
      <style:graphic-properties fo:min-height="5.746cm"/>
    </style:style>
    <style:style style:name="pr9" style:family="presentation" style:parent-style-name="Master1-Thème-Office-notes">
      <style:graphic-properties draw:fill-color="#ffffff" fo:min-height="11.43cm"/>
    </style:style>
    <style:style style:name="pr10" style:family="presentation" style:parent-style-name="Master1-Layout3-cust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3-cust-Contenu-avec-légende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color="#ffffff" style:text-line-through-styl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T2" style:family="text">
      <style:text-properties fo:color="#ffffff" style:text-line-through-styl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3" style:family="text">
      <style:text-properties fo:color="#ffffff" style:text-line-through-style="none" style:text-position="0% 100%" style:font-name="Segoe U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4" style:family="text">
      <style:text-properties fo:color="#ee8a1c" style:text-line-through-styl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5" style:family="text">
      <style:text-properties fo:color="#898989" style:text-line-through-style="none" style:text-position="0% 100%" style:font-name="Segoe U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Segoe UI" style:font-size-complex="8pt" style:font-style-complex="normal" style:font-weight-complex="normal"/>
    </style:style>
    <style:style style:name="T6" style:family="text">
      <style:text-properties fo:color="#898989" style:text-line-through-style="none" style:text-position="0% 100%" style:font-name="Segoe UI" fo:font-size="8pt" fo:letter-spacing="0.04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Segoe UI" style:font-size-complex="8pt" style:font-style-complex="normal" style:font-weight-complex="bold"/>
    </style:style>
    <style:style style:name="T7" style:family="text">
      <style:text-properties fo:color="#898989" style:text-line-through-styl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T8" style:family="text">
      <style:text-properties fo:color="#4d4d4f" style:text-line-through-styl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9" style:family="text">
      <style:text-properties fo:color="#4d4d4f" style:text-line-through-styl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2cm"/>
        <style:text-properties style:use-window-font-color="true" fo:font-size="45%"/>
      </text:list-level-style-number>
      <text:list-level-style-number text:level="3" style:num-format="">
        <style:list-level-properties text:space-before="1.751cm"/>
        <style:text-properties style:use-window-font-color="true" fo:font-size="45%"/>
      </text:list-level-style-number>
      <text:list-level-style-number text:level="4" style:num-format="">
        <style:list-level-properties text:space-before="2.487cm"/>
        <style:text-properties style:use-window-font-color="true" fo:font-size="45%"/>
      </text:list-level-style-number>
      <text:list-level-style-number text:level="5" style:num-format="">
        <style:list-level-properties text:space-before="3.479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33A40D86BC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A40D86BC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A40D86BC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A40D86BC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A40D86BC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A40D86BC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A40D86BC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A40D86BC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A40D86BC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Diapositive-de-titre" presentation:presentation-page-layout-name="AL1T13">
        <draw:frame draw:name="Titre 6" presentation:style-name="pr1" draw:text-style-name="P2" draw:layer="layout" svg:width="11.001cm" svg:height="3.6cm" svg:x="7.198cm" svg:y="6.925cm" presentation:class="title">
          <draw:text-box>
            <text:p text:style-name="P1"><text:span text:style-name="T1">LOREM IPSUM DOLOR</text:span><text:span text:style-name="T1"><text:line-break/></text:span><text:span text:style-name="T1">AMET, CONSENTUER ASIPISCING.</text:span></text:p>
          </draw:text-box>
        </draw:frame>
        <draw:frame draw:name="Sous-titre 7" presentation:style-name="pr2" draw:text-style-name="P2" draw:layer="layout" svg:width="8.801cm" svg:height="1.93cm" svg:x="8.298cm" svg:y="10.795cm" presentation:class="subtitle">
          <draw:text-box>
            <text:p text:style-name="P3"><text:span text:style-name="T2">Par Nathan Calvarin</text:span></text:p>
          </draw:text-box>
        </draw:frame>
        <draw:frame draw:name="Espace réservé du texte 8" presentation:style-name="pr3" draw:text-style-name="P2" draw:layer="layout" svg:width="5.6cm" svg:height="1.2cm" svg:x="9.898cm" svg:y="5.325cm" presentation:class="outline">
          <draw:text-box>
            <text:list text:style-name="L2">
              <text:list-item>
                <text:p text:style-name="P3"><text:span text:style-name="T3">19/08/20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Thème-Office" presentation:presentation-page-layout-name="AL2T18">
        <draw:frame draw:name="Titre 3" presentation:style-name="pr5" draw:text-style-name="P2" draw:layer="layout" svg:width="14.561cm" svg:height="2cm" svg:x="6.94cm" svg:y="1.724cm" presentation:class="title" presentation:user-transformed="true">
          <draw:text-box>
            <text:p text:style-name="P4"><text:span text:style-name="T4">PARTIE 1 : Qu'est-ce que sont les sociostyles et comment sont-ils nés ? </text:span></text:p>
          </draw:text-box>
        </draw:frame>
        <draw:frame draw:name="Espace réservé de la date 17" draw:style-name="gr2" draw:text-style-name="P2" draw:layer="layout" svg:width="5.927cm" svg:height="1.014cm" svg:x="12.3cm" svg:y="17.657cm">
          <draw:text-box>
            <text:p text:style-name="P4"><text:span text:style-name="T5">Brest, le 23 Novembre 2013</text:span></text:p>
          </draw:text-box>
        </draw:frame>
        <draw:frame draw:name="Espace réservé du pied de page 18" draw:style-name="gr2" draw:text-style-name="P2" draw:layer="layout" svg:width="10.801cm" svg:height="1.014cm" svg:x="1.299cm" svg:y="17.657cm">
          <draw:text-box>
            <text:p text:style-name="P4"><text:span text:style-name="T6">NATHAN CALVARIN.</text:span></text:p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5"><text:span text:style-name="T7"><text:page-number>&lt;numéro&gt;</text:page-number>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Thème-Office" presentation:presentation-page-layout-name="AL2T18">
        <draw:frame draw:name="Titre 3" presentation:style-name="pr5" draw:text-style-name="P2" draw:layer="layout" svg:width="14.561cm" svg:height="2cm" svg:x="6.94cm" svg:y="1.724cm" presentation:class="title" presentation:user-transformed="true">
          <draw:text-box>
            <text:p text:style-name="P4"><text:span text:style-name="T4">PARTIE 2 : Le CCA ( centre de communication avancée)</text:span></text:p>
          </draw:text-box>
        </draw:frame>
        <draw:frame draw:name="Espace réservé de la date 17" draw:style-name="gr2" draw:text-style-name="P2" draw:layer="layout" svg:width="5.927cm" svg:height="1.014cm" svg:x="12.3cm" svg:y="17.657cm">
          <draw:text-box>
            <text:p text:style-name="P4"><text:span text:style-name="T5">Brest, le 23 Novembre 2013</text:span></text:p>
          </draw:text-box>
        </draw:frame>
        <draw:frame draw:name="Espace réservé du pied de page 18" draw:style-name="gr2" draw:text-style-name="P2" draw:layer="layout" svg:width="10.801cm" svg:height="1.014cm" svg:x="1.299cm" svg:y="17.657cm">
          <draw:text-box>
            <text:p text:style-name="P4"><text:span text:style-name="T6">NATHAN CALVARIN.</text:span></text:p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5"><text:span text:style-name="T7"><text:page-number>&lt;numéro&gt;</text:page-number>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Thème-Office" presentation:presentation-page-layout-name="AL2T18">
        <draw:frame presentation:style-name="pr7" draw:layer="layout" svg:width="14.561cm" svg:height="4.269cm" svg:x="6.94cm" svg:y="0.59cm" presentation:class="title" presentation:user-transformed="true">
          <draw:text-box>
            <text:p text:style-name="P4"><text:span text:style-name="T4">PARTIE 2 : </text:span><text:span text:style-name="T8">ODOLORE MOLOR SE</text:span><text:span text:style-name="T8"><text:line-break/></text:span><text:span text:style-name="T8">CONSEQUAM IP ENIS ERAESTO</text:span></text:p>
          </draw:text-box>
        </draw:frame>
        <draw:frame presentation:style-name="pr8" draw:layer="layout" svg:width="11.155cm" svg:height="5.996cm" svg:x="1.27cm" svg:y="4.445cm" presentation:class="outline">
          <draw:text-box>
            <text:list text:style-name="L4">
              <text:list-item>
                <text:p text:style-name="P6"><text:span text:style-name="T9">Votre texte</text:span></text:p>
              </text:list-item>
            </text:list>
          </draw:text-box>
        </draw:frame>
        <draw:frame presentation:style-name="pr8" draw:layer="layout" svg:width="11.155cm" svg:height="5.996cm" svg:x="12.983cm" svg:y="4.445cm" presentation:class="outline" presentation:placeholder="true">
          <draw:text-box/>
        </draw:frame>
        <draw:frame presentation:style-name="pr8" draw:layer="layout" svg:width="11.155cm" svg:height="5.996cm" svg:x="12.983cm" svg:y="11.011cm" presentation:class="outline" presentation:placeholder="true">
          <draw:text-box/>
        </draw:frame>
        <draw:frame presentation:style-name="pr8" draw:layer="layout" svg:width="11.155cm" svg:height="5.996cm" svg:x="1.27cm" svg:y="11.011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Thème-Office" presentation:presentation-page-layout-name="AL2T18">
        <draw:frame presentation:style-name="pr7" draw:layer="layout" svg:width="14.561cm" svg:height="2cm" svg:x="6.94cm" svg:y="1.725cm" presentation:class="title" presentation:user-transformed="true">
          <draw:text-box>
            <text:p text:style-name="P1"><text:span text:style-name="T1">Quel type de pigeon </text:span><text:span text:style-name="T1"><text:line-break/></text:span><text:span text:style-name="T1">êtes-vous ?</text:span></text:p>
          </draw:text-box>
        </draw:frame>
        <draw:frame presentation:style-name="pr8" draw:layer="layout" svg:width="11.155cm" svg:height="5.996cm" svg:x="1.27cm" svg:y="4.445cm" presentation:class="outline">
          <draw:text-box>
            <text:p text:style-name="P3"><text:span text:style-name="T2">Par Nathan Calvarin</text:span></text:p>
          </draw:text-box>
        </draw:frame>
        <draw:frame presentation:style-name="pr8" draw:layer="layout" svg:width="11.155cm" svg:height="5.996cm" svg:x="12.983cm" svg:y="4.445cm" presentation:class="outline" presentation:placeholder="true">
          <draw:text-box/>
        </draw:frame>
        <draw:frame presentation:style-name="pr8" draw:layer="layout" svg:width="11.155cm" svg:height="5.996cm" svg:x="12.983cm" svg:y="11.011cm" presentation:class="outline" presentation:placeholder="true">
          <draw:text-box/>
        </draw:frame>
        <draw:frame presentation:style-name="pr8" draw:layer="layout" svg:width="11.155cm" svg:height="5.996cm" svg:x="1.27cm" svg:y="11.011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Thème-Office" presentation:presentation-page-layout-name="AL2T18">
        <draw:frame presentation:style-name="pr7" draw:layer="layout" svg:width="14.561cm" svg:height="2cm" svg:x="6.94cm" svg:y="1.725cm" presentation:class="title" presentation:user-transformed="true">
          <draw:text-box>
            <text:p text:style-name="P1"><text:span text:style-name="T1">Quel type de pigeon </text:span><text:span text:style-name="T1"><text:line-break/></text:span><text:span text:style-name="T1">êtes-vous ?</text:span></text:p>
          </draw:text-box>
        </draw:frame>
        <draw:frame presentation:style-name="pr8" draw:layer="layout" svg:width="11.155cm" svg:height="5.996cm" svg:x="1.27cm" svg:y="4.445cm" presentation:class="outline">
          <draw:text-box>
            <text:p text:style-name="P3"><text:span text:style-name="T2">Par Nathan Calvarin</text:span></text:p>
          </draw:text-box>
        </draw:frame>
        <draw:frame presentation:style-name="pr8" draw:layer="layout" svg:width="11.155cm" svg:height="5.996cm" svg:x="12.983cm" svg:y="4.445cm" presentation:class="outline" presentation:placeholder="true">
          <draw:text-box/>
        </draw:frame>
        <draw:frame presentation:style-name="pr8" draw:layer="layout" svg:width="11.155cm" svg:height="5.996cm" svg:x="12.983cm" svg:y="11.011cm" presentation:class="outline" presentation:placeholder="true">
          <draw:text-box/>
        </draw:frame>
        <draw:frame presentation:style-name="pr8" draw:layer="layout" svg:width="11.155cm" svg:height="5.996cm" svg:x="1.27cm" svg:y="11.011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3-cust-Contenu-avec-légende">
        <draw:frame draw:name="Espace réservé de la date 3" draw:style-name="gr2" draw:text-style-name="P2" draw:layer="layout" svg:width="5.927cm" svg:height="1.014cm" svg:x="12.3cm" svg:y="17.657cm">
          <draw:text-box>
            <text:p text:style-name="P4"><text:span text:style-name="T5">Brest, le 19 juillet 2012</text:span></text:p>
          </draw:text-box>
        </draw:frame>
        <draw:frame draw:name="Espace réservé du pied de page 5" draw:style-name="gr2" draw:text-style-name="P2" draw:layer="layout" svg:width="10.801cm" svg:height="1.014cm" svg:x="1.299cm" svg:y="17.657cm">
          <draw:text-box>
            <text:p text:style-name="P4"><text:span text:style-name="T6">LOREM IPSUM DOLOR AMET, CONSECTETUER ADIPISCING.</text:span></text:p>
          </draw:text-box>
        </draw:frame>
        <draw:frame draw:name="Espace réservé du numéro de diapositive 4" draw:style-name="gr2" draw:text-style-name="P2" draw:layer="layout" svg:width="5.927cm" svg:height="1.014cm" svg:x="18.203cm" svg:y="17.657cm">
          <draw:text-box>
            <text:p text:style-name="P5"><text:span text:style-name="T7"><text:page-number>&lt;numéro&gt;</text:page-number></text:span></text:p>
          </draw:text-box>
        </draw:frame>
        <draw:frame draw:name="Espace réservé du texte 27" presentation:style-name="pr10" draw:text-style-name="P2" draw:layer="layout" svg:width="11.002cm" svg:height="12.6cm" svg:x="1.698cm" svg:y="4.324cm" presentation:class="outline">
          <draw:text-box>
            <text:p text:style-name="P3"><text:span text:style-name="T2">Par Nathan Calvarin</text:span></text:p>
          </draw:text-box>
        </draw:frame>
        <draw:frame draw:name="Espace réservé du contenu 29" draw:style-name="gr3" draw:layer="layout" svg:width="9cm" svg:height="11.399cm" svg:x="14.499cm" svg:y="4.5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re 3" presentation:style-name="pr11" draw:text-style-name="P2" draw:layer="layout" svg:width="14.561cm" svg:height="2cm" svg:x="6.94cm" svg:y="1.724cm" presentation:class="title" presentation:user-transformed="true">
          <draw:text-box>
            <text:p text:style-name="P1"><text:span text:style-name="T1">Quel type de pigeon </text:span><text:span text:style-name="T1"><text:line-break/></text:span><text:span text:style-name="T1">êtes-vous ?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1-cust-Diapositive-de-titre" presentation:presentation-page-layout-name="AL1T13">
        <draw:frame draw:name="Titre 6" presentation:style-name="pr1" draw:text-style-name="P2" draw:layer="layout" svg:width="11.001cm" svg:height="3.6cm" svg:x="7.198cm" svg:y="6.925cm" presentation:class="title">
          <draw:text-box>
            <text:p text:style-name="P1"><text:span text:style-name="T1">Quel type de pigeon </text:span><text:span text:style-name="T1"><text:line-break/></text:span><text:span text:style-name="T1">êtes-vous ?</text:span></text:p>
          </draw:text-box>
        </draw:frame>
        <draw:frame draw:name="Sous-titre 7" presentation:style-name="pr2" draw:text-style-name="P7" draw:layer="layout" svg:width="8.801cm" svg:height="1.93cm" svg:x="8.298cm" svg:y="10.795cm" presentation:class="subtitle">
          <draw:text-box>
            <text:p text:style-name="P3"><text:span text:style-name="T2">Par Nathan Calvar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cust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1" style:family="presentation">
      <style:graphic-properties draw:stroke="none" draw:fill="none" draw:auto-grow-height="false" draw:fit-to-size="shrink-to-fit">
        <text:list-style style:name="Master1-Layout1-cust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2" style:family="presentation" style:parent-style-name="Master1-Layout1-cust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cust-Diapositive-de-titre-outline3" style:family="presentation" style:parent-style-name="Master1-Layout1-cust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cust-Diapositive-de-titre-outline4" style:family="presentation" style:parent-style-name="Master1-Layout1-cust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cust-Diapositive-de-titre-outline5" style:family="presentation" style:parent-style-name="Master1-Layout1-cust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6" style:family="presentation" style:parent-style-name="Master1-Layout1-cust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7" style:family="presentation" style:parent-style-name="Master1-Layout1-cust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8" style:family="presentation" style:parent-style-name="Master1-Layout1-cust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9" style:family="presentation" style:parent-style-name="Master1-Layout1-cust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subtitle" style:family="presentation">
      <style:graphic-properties draw:stroke="none" draw:fill="none" draw:textarea-vertical-align="middle">
        <text:list-style style:name="Master1-Layout1-cust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title" style:family="presentation">
      <style:graphic-properties draw:stroke="none" draw:fill="none" draw:textarea-vertical-align="middle">
        <text:list-style style:name="Master1-Layout1-cust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3-cust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1" style:family="presentation">
      <style:graphic-properties draw:stroke="none" draw:fill="none" draw:auto-grow-height="false" draw:fit-to-size="shrink-to-fit">
        <text:list-style style:name="Master1-Layout3-cust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2" style:family="presentation" style:parent-style-name="Master1-Layout3-cust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3-cust-Contenu-avec-légende-outline3" style:family="presentation" style:parent-style-name="Master1-Layout3-cust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3-cust-Contenu-avec-légende-outline4" style:family="presentation" style:parent-style-name="Master1-Layout3-cust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3-cust-Contenu-avec-légende-outline5" style:family="presentation" style:parent-style-name="Master1-Layout3-cust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6" style:family="presentation" style:parent-style-name="Master1-Layout3-cust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7" style:family="presentation" style:parent-style-name="Master1-Layout3-cust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8" style:family="presentation" style:parent-style-name="Master1-Layout3-cust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9" style:family="presentation" style:parent-style-name="Master1-Layout3-cust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subtitle" style:family="presentation">
      <style:graphic-properties draw:stroke="none" draw:fill="none" draw:textarea-vertical-align="middle">
        <text:list-style style:name="Master1-Layout3-cust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title" style:family="presentation">
      <style:graphic-properties draw:stroke="none" draw:fill="none" draw:textarea-vertical-align="middle">
        <text:list-style style:name="Master1-Layout3-cust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Thème-Offic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Diapositive-de-titr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cust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cust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MP5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MP6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MP7" style:family="paragraph">
      <style:paragraph-properties fo:margin-left="2.487cm" fo:margin-right="0cm" fo:margin-top="0.071cm" fo:margin-bottom="0cm" fo:line-height="100%" fo:text-align="start" fo:text-indent="-0.331cm" style:punctuation-wrap="hanging" style:writing-mode="lr-tb">
        <style:tab-stops/>
      </style:paragraph-properties>
    </style:style>
    <style:style style:name="MP8" style:family="paragraph">
      <style:paragraph-properties fo:margin-left="3.47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color="#000000" style:text-line-through-styl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4d4d4f" style:text-line-through-styl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MT3" style:family="text">
      <style:text-properties fo:color="#4d4d4f" style:text-line-through-styl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4" style:family="text">
      <style:text-properties fo:color="#4d4d4f" style:text-line-through-styl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MT5" style:family="text">
      <style:text-properties fo:color="#4d4d4f" style:text-line-through-styl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MT6" style:family="text">
      <style:text-properties fo:color="#898989" style:text-line-through-style="none" style:text-position="0% 100%" style:font-name="Segoe U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Segoe UI" style:font-size-complex="8pt" style:font-style-complex="normal" style:font-weight-complex="normal"/>
    </style:style>
    <style:style style:name="MT7" style:family="text">
      <style:text-properties fo:color="#898989" style:text-line-through-style="none" style:text-position="0% 100%" style:font-name="Segoe UI" fo:font-size="8pt" fo:letter-spacing="0.04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Segoe UI" style:font-size-complex="8pt" style:font-style-complex="normal" style:font-weight-complex="bold"/>
    </style:style>
    <style:style style:name="MT8" style:family="text">
      <style:text-properties fo:color="#898989" style:text-line-through-styl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MT9" style:family="text">
      <style:text-properties fo:color="#ffffff" style:text-line-through-style="none" style:text-position="0% 100%" style:font-name="Sofia Pro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MT11" style:family="text">
      <style:text-properties fo:color="#ffffff" style:text-line-through-styl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400000033A40D86BC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A40D86BC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A40D86BC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A40D86BC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A40D86BC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A40D86BC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A40D86BC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A40D86BC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A40D86BC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30000002B437EF9D9.jpg" xlink:type="simple" xlink:show="embed" xlink:actuate="onLoad">
        <style:list-level-properties text:min-label-width="0.304cm" style:vertical-pos="middle" style:vertical-rel="line" fo:width="0.131cm" fo:height="0.296cm"/>
      </text:list-level-style-image>
      <text:list-level-style-image text:level="2" xlink:href="Pictures/10000000000000130000002B437EF9D9.jpg" xlink:type="simple" xlink:show="embed" xlink:actuate="onLoad">
        <style:list-level-properties text:space-before="0.688cm" text:min-label-width="0.304cm" style:vertical-pos="middle" style:vertical-rel="line" fo:width="0.131cm" fo:height="0.296cm"/>
      </text:list-level-style-image>
      <text:list-level-style-image text:level="3" xlink:href="Pictures/10000000000000130000002B437EF9D9.jpg" xlink:type="simple" xlink:show="embed" xlink:actuate="onLoad">
        <style:list-level-properties text:space-before="1.446cm" text:min-label-width="0.304cm" style:vertical-pos="middle" style:vertical-rel="line" fo:width="0.131cm" fo:height="0.296cm"/>
      </text:list-level-style-image>
      <text:list-level-style-image text:level="4" xlink:href="Pictures/10000000000000130000002B437EF9D9.jpg" xlink:type="simple" xlink:show="embed" xlink:actuate="onLoad">
        <style:list-level-properties text:space-before="2.183cm" text:min-label-width="0.304cm" style:vertical-pos="middle" style:vertical-rel="line" fo:width="0.131cm" fo:height="0.296cm"/>
      </text:list-level-style-image>
      <text:list-level-style-image text:level="5" xlink:href="Pictures/10000000000000130000002B437EF9D9.jpg" xlink:type="simple" xlink:show="embed" xlink:actuate="onLoad">
        <style:list-level-properties text:space-before="3.175cm" text:min-label-width="0.304cm" style:vertical-pos="middle" style:vertical-rel="line" fo:width="0.131cm" fo:height="0.296cm"/>
      </text:list-level-style-image>
      <text:list-level-style-image text:level="6" xlink:href="Pictures/10000000000000130000002B437EF9D9.jpg" xlink:type="simple" xlink:show="embed" xlink:actuate="onLoad">
        <style:list-level-properties text:space-before="6.681cm" text:min-label-width="0.304cm" style:vertical-pos="middle" style:vertical-rel="line" fo:width="0.131cm" fo:height="0.296cm"/>
      </text:list-level-style-image>
      <text:list-level-style-image text:level="7" xlink:href="Pictures/10000000000000130000002B437EF9D9.jpg" xlink:type="simple" xlink:show="embed" xlink:actuate="onLoad">
        <style:list-level-properties text:space-before="7.951cm" text:min-label-width="0.304cm" style:vertical-pos="middle" style:vertical-rel="line" fo:width="0.131cm" fo:height="0.296cm"/>
      </text:list-level-style-image>
      <text:list-level-style-image text:level="8" xlink:href="Pictures/10000000000000130000002B437EF9D9.jpg" xlink:type="simple" xlink:show="embed" xlink:actuate="onLoad">
        <style:list-level-properties text:space-before="9.221cm" text:min-label-width="0.304cm" style:vertical-pos="middle" style:vertical-rel="line" fo:width="0.131cm" fo:height="0.296cm"/>
      </text:list-level-style-image>
      <text:list-level-style-image text:level="9" xlink:href="Pictures/10000000000000130000002B437EF9D9.jpg" xlink:type="simple" xlink:show="embed" xlink:actuate="onLoad">
        <style:list-level-properties text:space-before="10.491cm" text:min-label-width="0.304cm" style:vertical-pos="middle" style:vertical-rel="line" fo:width="0.131cm" fo:height="0.29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22000000228CC4D869.jpg" xlink:type="simple" xlink:show="embed" xlink:actuate="onLoad">
        <style:list-level-properties text:min-label-width="0.304cm" style:vertical-pos="middle" style:vertical-rel="line" fo:width="0.247cm" fo:height="0.247cm"/>
      </text:list-level-style-image>
      <text:list-level-style-image text:level="2" xlink:href="Pictures/1000000000000022000000228CC4D869.jpg" xlink:type="simple" xlink:show="embed" xlink:actuate="onLoad">
        <style:list-level-properties text:space-before="0.688cm" text:min-label-width="0.304cm" style:vertical-pos="middle" style:vertical-rel="line" fo:width="0.247cm" fo:height="0.247cm"/>
      </text:list-level-style-image>
      <text:list-level-style-image text:level="3" xlink:href="Pictures/1000000000000022000000228CC4D869.jpg" xlink:type="simple" xlink:show="embed" xlink:actuate="onLoad">
        <style:list-level-properties text:space-before="1.446cm" text:min-label-width="0.304cm" style:vertical-pos="middle" style:vertical-rel="line" fo:width="0.247cm" fo:height="0.247cm"/>
      </text:list-level-style-image>
      <text:list-level-style-image text:level="4" xlink:href="Pictures/1000000000000022000000228CC4D869.jpg" xlink:type="simple" xlink:show="embed" xlink:actuate="onLoad">
        <style:list-level-properties text:space-before="2.183cm" text:min-label-width="0.304cm" style:vertical-pos="middle" style:vertical-rel="line" fo:width="0.247cm" fo:height="0.247cm"/>
      </text:list-level-style-image>
      <text:list-level-style-image text:level="5" xlink:href="Pictures/1000000000000022000000228CC4D869.jpg" xlink:type="simple" xlink:show="embed" xlink:actuate="onLoad">
        <style:list-level-properties text:space-before="3.175cm" text:min-label-width="0.304cm" style:vertical-pos="middle" style:vertical-rel="line" fo:width="0.247cm" fo:height="0.247cm"/>
      </text:list-level-style-image>
      <text:list-level-style-image text:level="6" xlink:href="Pictures/1000000000000022000000228CC4D869.jpg" xlink:type="simple" xlink:show="embed" xlink:actuate="onLoad">
        <style:list-level-properties text:space-before="6.681cm" text:min-label-width="0.304cm" style:vertical-pos="middle" style:vertical-rel="line" fo:width="0.247cm" fo:height="0.247cm"/>
      </text:list-level-style-image>
      <text:list-level-style-image text:level="7" xlink:href="Pictures/1000000000000022000000228CC4D869.jpg" xlink:type="simple" xlink:show="embed" xlink:actuate="onLoad">
        <style:list-level-properties text:space-before="7.951cm" text:min-label-width="0.304cm" style:vertical-pos="middle" style:vertical-rel="line" fo:width="0.247cm" fo:height="0.247cm"/>
      </text:list-level-style-image>
      <text:list-level-style-image text:level="8" xlink:href="Pictures/1000000000000022000000228CC4D869.jpg" xlink:type="simple" xlink:show="embed" xlink:actuate="onLoad">
        <style:list-level-properties text:space-before="9.221cm" text:min-label-width="0.304cm" style:vertical-pos="middle" style:vertical-rel="line" fo:width="0.247cm" fo:height="0.247cm"/>
      </text:list-level-style-image>
      <text:list-level-style-image text:level="9" xlink:href="Pictures/1000000000000022000000228CC4D869.jpg" xlink:type="simple" xlink:show="embed" xlink:actuate="onLoad">
        <style:list-level-properties text:space-before="10.491cm" text:min-label-width="0.304cm" style:vertical-pos="middle" style:vertical-rel="line" fo:width="0.247cm" fo:height="0.2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E000000239EACB180.jpg" xlink:type="simple" xlink:show="embed" xlink:actuate="onLoad">
        <style:list-level-properties text:min-label-width="0.331cm" style:vertical-pos="middle" style:vertical-rel="line" fo:width="0.212cm" fo:height="0.247cm"/>
      </text:list-level-style-image>
      <text:list-level-style-image text:level="2" xlink:href="Pictures/100000000000001E000000239EACB180.jpg" xlink:type="simple" xlink:show="embed" xlink:actuate="onLoad">
        <style:list-level-properties text:space-before="0.661cm" text:min-label-width="0.331cm" style:vertical-pos="middle" style:vertical-rel="line" fo:width="0.212cm" fo:height="0.247cm"/>
      </text:list-level-style-image>
      <text:list-level-style-image text:level="3" xlink:href="Pictures/100000000000001E000000239EACB180.jpg" xlink:type="simple" xlink:show="embed" xlink:actuate="onLoad">
        <style:list-level-properties text:space-before="1.42cm" text:min-label-width="0.331cm" style:vertical-pos="middle" style:vertical-rel="line" fo:width="0.212cm" fo:height="0.247cm"/>
      </text:list-level-style-image>
      <text:list-level-style-image text:level="4" xlink:href="Pictures/100000000000001E000000239EACB180.jpg" xlink:type="simple" xlink:show="embed" xlink:actuate="onLoad">
        <style:list-level-properties text:space-before="2.156cm" text:min-label-width="0.331cm" style:vertical-pos="middle" style:vertical-rel="line" fo:width="0.212cm" fo:height="0.247cm"/>
      </text:list-level-style-image>
      <text:list-level-style-image text:level="5" xlink:href="Pictures/100000000000001E000000239EACB180.jpg" xlink:type="simple" xlink:show="embed" xlink:actuate="onLoad">
        <style:list-level-properties text:space-before="3.149cm" text:min-label-width="0.331cm" style:vertical-pos="middle" style:vertical-rel="line" fo:width="0.212cm" fo:height="0.247cm"/>
      </text:list-level-style-image>
      <text:list-level-style-image text:level="6" xlink:href="Pictures/100000000000001E000000239EACB180.jpg" xlink:type="simple" xlink:show="embed" xlink:actuate="onLoad">
        <style:list-level-properties text:space-before="6.654cm" text:min-label-width="0.331cm" style:vertical-pos="middle" style:vertical-rel="line" fo:width="0.212cm" fo:height="0.247cm"/>
      </text:list-level-style-image>
      <text:list-level-style-image text:level="7" xlink:href="Pictures/100000000000001E000000239EACB180.jpg" xlink:type="simple" xlink:show="embed" xlink:actuate="onLoad">
        <style:list-level-properties text:space-before="7.924cm" text:min-label-width="0.331cm" style:vertical-pos="middle" style:vertical-rel="line" fo:width="0.212cm" fo:height="0.247cm"/>
      </text:list-level-style-image>
      <text:list-level-style-image text:level="8" xlink:href="Pictures/100000000000001E000000239EACB180.jpg" xlink:type="simple" xlink:show="embed" xlink:actuate="onLoad">
        <style:list-level-properties text:space-before="9.194cm" text:min-label-width="0.331cm" style:vertical-pos="middle" style:vertical-rel="line" fo:width="0.212cm" fo:height="0.247cm"/>
      </text:list-level-style-image>
      <text:list-level-style-image text:level="9" xlink:href="Pictures/100000000000001E000000239EACB180.jpg" xlink:type="simple" xlink:show="embed" xlink:actuate="onLoad">
        <style:list-level-properties text:space-before="10.464cm" text:min-label-width="0.331cm" style:vertical-pos="middle" style:vertical-rel="line" fo:width="0.212cm" fo:height="0.2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256cm"/>
        <style:text-properties style:use-window-font-color="true" fo:font-size="45%"/>
      </text:list-level-style-number>
      <text:list-level-style-number text:level="2" style:num-format="">
        <style:list-level-properties text:space-before="0.992cm"/>
        <style:text-properties style:use-window-font-color="true" fo:font-size="45%"/>
      </text:list-level-style-number>
      <text:list-level-style-number text:level="3" style:num-format="">
        <style:list-level-properties text:space-before="1.751cm"/>
        <style:text-properties style:use-window-font-color="true" fo:font-size="45%"/>
      </text:list-level-style-number>
      <text:list-level-style-number text:level="4" style:num-format="">
        <style:list-level-properties text:space-before="2.487cm"/>
        <style:text-properties style:use-window-font-color="true" fo:font-size="45%"/>
      </text:list-level-style-number>
      <text:list-level-style-number text:level="5" style:num-format="">
        <style:list-level-properties text:space-before="3.479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2cm"/>
        <style:text-properties style:use-window-font-color="true" fo:font-size="45%"/>
      </text:list-level-style-number>
      <text:list-level-style-number text:level="3" style:num-format="">
        <style:list-level-properties text:space-before="1.751cm"/>
        <style:text-properties style:use-window-font-color="true" fo:font-size="45%"/>
      </text:list-level-style-number>
      <text:list-level-style-number text:level="4" style:num-format="">
        <style:list-level-properties text:space-before="2.487cm"/>
        <style:text-properties style:use-window-font-color="true" fo:font-size="45%"/>
      </text:list-level-style-number>
      <text:list-level-style-number text:level="5" style:num-format="">
        <style:list-level-properties text:space-before="3.479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4-03-27">27/03/2014</text:date></text:span></text:p>
        </draw:text-box>
      </draw:frame>
      <draw:frame draw:name="Espace réservé du pied de page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Image 6" draw:style-name="Mgr3" draw:layer="backgroundobjects" svg:width="25.4cm" svg:height="19.05cm" svg:x="0cm" svg:y="0cm">
        <draw:image xlink:href="Pictures/image5.jpg" xlink:type="simple" xlink:show="embed" xlink:actuate="onLoad">
          <text:p/>
        </draw:image>
      </draw:frame>
      <draw:frame draw:name="Espace réservé du titre 1" presentation:style-name="Mpr1" draw:text-style-name="MP1" draw:layer="backgroundobjects" svg:width="14.561cm" svg:height="2cm" svg:x="6.94cm" svg:y="1.72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1" draw:layer="backgroundobjects" svg:width="22.86cm" svg:height="12.572cm" svg:x="1.27cm" svg:y="4.445cm" presentation:class="outline">
        <draw:text-box>
          <text:list text:style-name="ML3">
            <text:list-item>
              <text:p text:style-name="MP4"><text:span text:style-name="MT3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5.927cm" svg:height="1.014cm" svg:x="12.3cm" svg:y="17.657cm" presentation:class="date-time">
        <draw:text-box>
          <text:p text:style-name="MP3"><text:span text:style-name="MT6">Brest, le 19 juillet 2012</text:span></text:p>
        </draw:text-box>
      </draw:frame>
      <draw:frame draw:name="Espace réservé du pied de page 4" presentation:style-name="Mpr3" draw:text-style-name="MP1" draw:layer="backgroundobjects" svg:width="10.801cm" svg:height="1.014cm" svg:x="1.299cm" svg:y="17.657cm" presentation:class="footer">
        <draw:text-box>
          <text:p text:style-name="MP3"><text:span text:style-name="MT7">LOREM IPSUM DOLOR AMET, CONSECTETUER ADIPISCING.</text:span></text:p>
        </draw:text-box>
      </draw:frame>
      <draw:frame draw:name="Espace réservé du numéro de diapositive 5" presentation:style-name="Mpr3" draw:text-style-name="MP1" draw:layer="backgroundobjects" svg:width="3.6cm" svg:height="1.014cm" svg:x="21.4cm" svg:y="17.657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Picture 2" draw:style-name="Mgr4" draw:layer="backgroundobjects" svg:width="3.947cm" svg:height="1.777cm" svg:x="2.299cm" svg:y="1.747cm">
        <draw:image xlink:href="Pictures/image6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layer="backgroundobjects" svg:width="0.11cm" svg:height="1.83cm" svg:x="6.389cm" svg:y="1.724cm">
        <draw:image xlink:href="Pictures/image7.jpg" xlink:type="simple" xlink:show="embed" xlink:actuate="onLoad">
          <text:p/>
        </draw:image>
        <svg:desc>C:\Users\stephane\_travail\- elle &amp; lui -\ENIB\ENIB PTT JPG\FILET.jpg</svg:desc>
      </draw:frame>
      <presentation:notes style:page-layout-name="PM0">
        <draw:frame draw:name="Espace réservé de l'en-tête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4-03-27">27/03/2014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5" draw:text-style-name="MP1" draw:layer="backgroundobjects" svg:width="15.24cm" svg:height="11.43cm" svg:x="1.905cm" svg:y="12.065cm" presentation:class="notes">
          <draw:text-box>
            <text:p text:style-name="MP3"><text:span text:style-name="MT1">Modifiez les styles du texte du masque</text:span></text:p>
            <text:list text:style-name="ML9">
              <text:list-item>
                <text:list>
                  <text:list-item>
                    <text:p text:style-name="MP9"><text:span text:style-name="MT1">Deuxième niveau</text:span></text:p>
                    <text:list>
                      <text:list-item>
                        <text:p text:style-name="MP10"><text:span text:style-name="MT1">Troisième niveau</text:span></text:p>
                        <text:list>
                          <text:list-item>
                            <text:p text:style-name="MP11"><text:span text:style-name="MT1">Quatrième niveau</text:span></text:p>
                            <text:list>
                              <text:list-item>
                                <text:p text:style-name="MP12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cust-Diapositive-de-titre" style:page-layout-name="PM1" draw:style-name="Mdp1">
      <draw:frame draw:name="Image 7" draw:style-name="Mgr3" draw:layer="Master1-bg" svg:width="25.4cm" svg:height="19.05cm" svg:x="0cm" svg:y="0cm">
        <draw:image xlink:href="Pictures/image5.jpg" xlink:type="simple" xlink:show="embed" xlink:actuate="onLoad">
          <text:p/>
        </draw:image>
      </draw:frame>
      <draw:frame draw:name="Picture 2" draw:style-name="Mgr4" draw:layer="Master1-bg" svg:width="3.947cm" svg:height="1.777cm" svg:x="2.299cm" svg:y="1.747cm">
        <draw:image xlink:href="Pictures/image6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layer="Master1-bg" svg:width="0.11cm" svg:height="1.83cm" svg:x="6.389cm" svg:y="1.724cm">
        <draw:image xlink:href="Pictures/image7.jpg" xlink:type="simple" xlink:show="embed" xlink:actuate="onLoad">
          <text:p/>
        </draw:image>
        <svg:desc>C:\Users\stephane\_travail\- elle &amp; lui -\ENIB\ENIB PTT JPG\FILET.jpg</svg:desc>
      </draw:frame>
      <draw:frame draw:name="Image 6" draw:style-name="Mgr3" draw:layer="backgroundobjects" svg:width="25.4cm" svg:height="19.05cm" svg:x="0cm" svg:y="0cm">
        <draw:image xlink:href="Pictures/image8.jpg" xlink:type="simple" xlink:show="embed" xlink:actuate="onLoad">
          <text:p/>
        </draw:image>
      </draw:frame>
      <draw:frame draw:name="Espace réservé du texte 9" presentation:style-name="Mpr7" draw:text-style-name="MP1" draw:layer="backgroundobjects" svg:width="5.6cm" svg:height="1.2cm" svg:x="9.898cm" svg:y="5.325cm" presentation:class="outline">
        <draw:text-box>
          <text:list text:style-name="ML10">
            <text:list-item>
              <text:p text:style-name="MP13"><text:span text:style-name="MT9">Date</text:span></text:p>
            </text:list-item>
          </text:list>
        </draw:text-box>
      </draw:frame>
      <draw:frame draw:name="Titre 1" presentation:style-name="Mpr8" draw:text-style-name="MP1" draw:layer="backgroundobjects" svg:width="11.001cm" svg:height="3.6cm" svg:x="7.198cm" svg:y="6.925cm" presentation:class="title">
        <draw:text-box>
          <text:p text:style-name="MP14"><text:span text:style-name="MT10">Modifiez le style du titre</text:span></text:p>
        </draw:text-box>
      </draw:frame>
      <draw:frame draw:name="Sous-titre 2" presentation:style-name="Mpr9" draw:text-style-name="MP1" draw:layer="backgroundobjects" svg:width="8.801cm" svg:height="1.93cm" svg:x="8.298cm" svg:y="10.795cm" presentation:class="subtitle">
        <draw:text-box>
          <text:p text:style-name="MP13"><text:span text:style-name="MT11">Modifiez le style des sous-titres du masque</text:span></text:p>
        </draw:text-box>
      </draw:frame>
      <draw:frame draw:name="Image 10" draw:style-name="Mgr3" draw:layer="backgroundobjects" svg:width="0.296cm" svg:height="0.254cm" svg:x="12.55cm" svg:y="6.525cm">
        <draw:image xlink:href="Pictures/image9.png" xlink:type="simple" xlink:show="embed" xlink:actuate="onLoad">
          <text:p/>
        </draw:image>
      </draw:frame>
      <presentation:notes style:page-layout-name="PM0">
        <draw:frame draw:name="Espace réservé de l'en-tête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4-03-27">27/03/2014</text:date></text:span></text:p>
          </draw:text-box>
        </draw:frame>
        <draw:page-thumbnail draw:name="Espace réservé de l'image des diapositives 3" presentation:style-name="Master1-Layout1-cust-Diapositive-de-titre-title" draw:layer="backgroundobjects" svg:width="12.7cm" svg:height="9.525cm" svg:x="3.175cm" svg:y="1.905cm" presentation:class="page"/>
        <draw:frame draw:name="Espace réservé des commentaires 4" presentation:style-name="Mpr11" draw:text-style-name="MP1" draw:layer="backgroundobjects" svg:width="15.24cm" svg:height="11.43cm" svg:x="1.905cm" svg:y="12.065cm" presentation:class="notes">
          <draw:text-box>
            <text:p text:style-name="MP3"><text:span text:style-name="MT1">Modifiez les styles du texte du masque</text:span></text:p>
            <text:list text:style-name="ML9">
              <text:list-item>
                <text:list>
                  <text:list-item>
                    <text:p text:style-name="MP9"><text:span text:style-name="MT1">Deuxième niveau</text:span></text:p>
                    <text:list>
                      <text:list-item>
                        <text:p text:style-name="MP10"><text:span text:style-name="MT1">Troisième niveau</text:span></text:p>
                        <text:list>
                          <text:list-item>
                            <text:p text:style-name="MP11"><text:span text:style-name="MT1">Quatrième niveau</text:span></text:p>
                            <text:list>
                              <text:list-item>
                                <text:p text:style-name="MP12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6" draw:style-name="Mgr3" draw:layer="Master1-bg" svg:width="25.4cm" svg:height="19.05cm" svg:x="0cm" svg:y="0cm">
        <draw:image xlink:href="Pictures/image5.jpg" xlink:type="simple" xlink:show="embed" xlink:actuate="onLoad">
          <text:p/>
        </draw:image>
      </draw:frame>
      <draw:frame draw:name="Picture 2" draw:style-name="Mgr4" draw:layer="Master1-bg" svg:width="3.947cm" svg:height="1.777cm" svg:x="2.299cm" svg:y="1.747cm">
        <draw:image xlink:href="Pictures/image6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layer="Master1-bg" svg:width="0.11cm" svg:height="1.83cm" svg:x="6.389cm" svg:y="1.724cm">
        <draw:image xlink:href="Pictures/image7.jpg" xlink:type="simple" xlink:show="embed" xlink:actuate="onLoad">
          <text:p/>
        </draw:image>
        <svg:desc>C:\Users\stephane\_travail\- elle &amp; lui -\ENIB\ENIB PTT JPG\FILET.jpg</svg:desc>
      </draw:frame>
      <draw:frame draw:name="Titre 1" presentation:style-name="Mpr13" draw:text-style-name="MP1" draw:layer="backgroundobjects" svg:width="14.561cm" svg:height="2cm" svg:x="6.94cm" svg:y="1.72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4" draw:text-style-name="MP1" draw:layer="backgroundobjects" svg:width="22.86cm" svg:height="12.572cm" svg:x="1.27cm" svg:y="4.445cm" presentation:class="title">
        <draw:text-box>
          <text:list text:style-name="ML3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4">Cinquième niveau</text:span></text:p>
            </text:list-item>
          </text:list>
        </draw:text-box>
      </draw:frame>
      <draw:frame draw:name="Espace réservé de la date 3" presentation:style-name="Mpr15" draw:text-style-name="MP1" draw:layer="backgroundobjects" svg:width="5.927cm" svg:height="1.014cm" svg:x="12.3cm" svg:y="17.657cm" presentation:class="date-time">
        <draw:text-box>
          <text:p text:style-name="MP3"><text:span text:style-name="MT6">Brest, le 19 juillet 2012</text:span></text:p>
        </draw:text-box>
      </draw:frame>
      <draw:frame draw:name="Espace réservé du numéro de diapositive 5" presentation:style-name="Mpr15" draw:text-style-name="MP15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Espace réservé du pied de page 4" presentation:style-name="Mpr15" draw:text-style-name="MP1" draw:layer="backgroundobjects" svg:width="10.801cm" svg:height="1.014cm" svg:x="1.299cm" svg:y="17.657cm" presentation:class="footer">
        <draw:text-box>
          <text:p text:style-name="MP3"><text:span text:style-name="MT7">LOREM IPSUM DOLOR AMET, CONSECTETUER ADIPISCING.</text:span></text:p>
        </draw:text-box>
      </draw:frame>
      <draw:frame presentation:style-name="Master1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4-03-27">27/03/2014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17" draw:text-style-name="MP1" draw:layer="backgroundobjects" svg:width="15.24cm" svg:height="11.43cm" svg:x="1.905cm" svg:y="12.065cm" presentation:class="notes">
          <draw:text-box>
            <text:p text:style-name="MP3"><text:span text:style-name="MT1">Modifiez les styles du texte du masque</text:span></text:p>
            <text:list text:style-name="ML9">
              <text:list-item>
                <text:list>
                  <text:list-item>
                    <text:p text:style-name="MP9"><text:span text:style-name="MT1">Deuxième niveau</text:span></text:p>
                    <text:list>
                      <text:list-item>
                        <text:p text:style-name="MP10"><text:span text:style-name="MT1">Troisième niveau</text:span></text:p>
                        <text:list>
                          <text:list-item>
                            <text:p text:style-name="MP11"><text:span text:style-name="MT1">Quatrième niveau</text:span></text:p>
                            <text:list>
                              <text:list-item>
                                <text:p text:style-name="MP12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cust-Contenu-avec-légende" style:page-layout-name="PM1" draw:style-name="Mdp1">
      <draw:frame draw:name="Image 8" draw:style-name="Mgr3" draw:layer="Master1-bg" svg:width="25.4cm" svg:height="19.05cm" svg:x="0cm" svg:y="0cm">
        <draw:image xlink:href="Pictures/image5.jpg" xlink:type="simple" xlink:show="embed" xlink:actuate="onLoad">
          <text:p/>
        </draw:image>
      </draw:frame>
      <draw:frame draw:name="Picture 2" draw:style-name="Mgr4" draw:layer="Master1-bg" svg:width="3.947cm" svg:height="1.777cm" svg:x="2.299cm" svg:y="1.747cm">
        <draw:image xlink:href="Pictures/image6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layer="Master1-bg" svg:width="0.11cm" svg:height="1.83cm" svg:x="6.389cm" svg:y="1.724cm">
        <draw:image xlink:href="Pictures/image7.jpg" xlink:type="simple" xlink:show="embed" xlink:actuate="onLoad">
          <text:p/>
        </draw:image>
        <svg:desc>C:\Users\stephane\_travail\- elle &amp; lui -\ENIB\ENIB PTT JPG\FILET.jpg</svg:desc>
      </draw:frame>
      <draw:frame draw:name="Espace réservé du contenu 2" presentation:style-name="Mpr19" draw:text-style-name="MP1" draw:layer="backgroundobjects" svg:width="10.83cm" svg:height="13.093cm" svg:x="13.3cm" svg:y="3.924cm" presentation:class="title">
        <draw:text-box>
          <text:p/>
        </draw:text-box>
      </draw:frame>
      <draw:frame draw:name="Espace réservé de la date 4" presentation:style-name="Mpr20" draw:text-style-name="MP1" draw:layer="backgroundobjects" svg:width="5.927cm" svg:height="1.014cm" svg:x="12.3cm" svg:y="17.657cm" presentation:class="date-time">
        <draw:text-box>
          <text:p text:style-name="MP3"><text:span text:style-name="MT6">Brest, le 19 juillet 2012</text:span></text:p>
        </draw:text-box>
      </draw:frame>
      <draw:frame draw:name="Espace réservé du pied de page 5" presentation:style-name="Mpr20" draw:text-style-name="MP1" draw:layer="backgroundobjects" svg:width="10.801cm" svg:height="1.014cm" svg:x="1.299cm" svg:y="17.657cm" presentation:class="footer">
        <draw:text-box>
          <text:p text:style-name="MP3"><text:span text:style-name="MT7">LOREM IPSUM DOLOR AMET, CONSECTETUER ADIPISCING.</text:span></text:p>
        </draw:text-box>
      </draw:frame>
      <draw:frame draw:name="Espace réservé du numéro de diapositive 6" presentation:style-name="Mpr20" draw:text-style-name="MP15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Image 7" draw:style-name="Mgr3" draw:layer="backgroundobjects" svg:width="9.5cm" svg:height="11.921cm" svg:x="14.202cm" svg:y="4.324cm">
        <draw:image xlink:href="Pictures/image10.jpg" xlink:type="simple" xlink:show="embed" xlink:actuate="onLoad">
          <text:p/>
        </draw:image>
      </draw:frame>
      <draw:frame draw:name="Espace réservé du titre 1" presentation:style-name="Mpr21" draw:text-style-name="MP1" draw:layer="backgroundobjects" svg:width="14.561cm" svg:height="2cm" svg:x="6.94cm" svg:y="1.724cm" presentation:class="title">
        <draw:text-box>
          <text:p text:style-name="MP3"><text:span text:style-name="MT2">Modifiez le style du titre</text:span></text:p>
        </draw:text-box>
      </draw:frame>
      <draw:frame draw:name="Espace réservé du texte 12" presentation:style-name="Mpr22" draw:text-style-name="MP1" draw:layer="backgroundobjects" svg:width="11.002cm" svg:height="13cm" svg:x="1.698cm" svg:y="3.924cm" presentation:class="outline">
        <draw:text-box>
          <text:list text:style-name="ML3">
            <text:list-item>
              <text:p text:style-name="MP4"><text:span text:style-name="MT3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ce réservé de l'en-tête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4-03-27">27/03/2014</text:date></text:span></text:p>
          </draw:text-box>
        </draw:frame>
        <draw:page-thumbnail draw:name="Espace réservé de l'image des diapositives 3" presentation:style-name="Master1-Layout3-cust-Contenu-avec-légende-title" draw:layer="backgroundobjects" svg:width="12.7cm" svg:height="9.525cm" svg:x="3.175cm" svg:y="1.905cm" presentation:class="page"/>
        <draw:frame draw:name="Espace réservé des commentaires 4" presentation:style-name="Mpr24" draw:text-style-name="MP1" draw:layer="backgroundobjects" svg:width="15.24cm" svg:height="11.43cm" svg:x="1.905cm" svg:y="12.065cm" presentation:class="notes">
          <draw:text-box>
            <text:p text:style-name="MP3"><text:span text:style-name="MT1">Modifiez les styles du texte du masque</text:span></text:p>
            <text:list text:style-name="ML9">
              <text:list-item>
                <text:list>
                  <text:list-item>
                    <text:p text:style-name="MP9"><text:span text:style-name="MT1">Deuxième niveau</text:span></text:p>
                    <text:list>
                      <text:list-item>
                        <text:p text:style-name="MP10"><text:span text:style-name="MT1">Troisième niveau</text:span></text:p>
                        <text:list>
                          <text:list-item>
                            <text:p text:style-name="MP11"><text:span text:style-name="MT1">Quatrième niveau</text:span></text:p>
                            <text:list>
                              <text:list-item>
                                <text:p text:style-name="MP12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title>Présentation PowerPoint</dc:title>
    <meta:initial-creator>stephane</meta:initial-creator>
    <meta:creation-date>2012-07-19T14:45:53Z</meta:creation-date>
    <dc:date>2013-12-01T19:20:38.492811650</dc:date>
    <meta:editing-cycles>25</meta:editing-cycles>
    <meta:editing-duration>PT2H55M41S</meta:editing-duration>
    <dc:creator>Nathan </dc:creator>
    <meta:document-statistic meta:object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data-label-number="percentage" chart:data-label-text="true" chart:data-label-symbol="false"/>
      <style:graphic-properties draw:stroke="none" draw:fill="none"/>
    </style:style>
    <style:style style:name="ch3" style:family="chart" style:data-style-name="N0">
      <style:chart-properties chart:display-label="false" chart:logarithmic="false" chart:reverse-direction="true" text:line-break="fals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end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false" chart:data-label-number="percentage" chart:data-label-text="true" chart:data-label-symbol="false"/>
      <style:graphic-properties draw:stroke="none" draw:fill-color="#4f81bd"/>
      <style:text-properties fo:color="#ffffff" style:text-position="0% 100%" fo:font-family="'Gotham Light'" style:font-family-generic="modern" fo:font-size="7.99991989135742pt" style:font-size-asian="7.99991989135742pt" style:font-family-complex="'Gotham Light'" style:font-family-generic-complex="modern" style:font-size-complex="7.99991989135742pt"/>
    </style:style>
    <style:style style:name="ch6" style:family="chart">
      <style:chart-properties chart:solid-type="cuboid"/>
      <style:graphic-properties draw:fill-color="#ed759c"/>
    </style:style>
    <style:style style:name="ch7" style:family="chart">
      <style:chart-properties chart:solid-type="cuboid"/>
      <style:graphic-properties draw:fill-color="#9b9fcf"/>
      <style:paragraph-properties style:writing-mode="lr-tb"/>
    </style:style>
    <style:style style:name="ch8" style:family="chart">
      <style:chart-properties chart:solid-type="cuboid"/>
      <style:graphic-properties draw:fill-color="#96d4e5"/>
    </style:style>
    <style:style style:name="ch9" style:family="chart">
      <style:chart-properties chart:solid-type="cuboid"/>
      <style:graphic-properties draw:fill-color="#ee8a1c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001cm" svg:height="11.4cm" xlink:href="." xlink:type="simple" chart:class="chart:ring" chart:style-name="ch1">
        <chart:plot-area chart:style-name="ch2" chart:data-source-has-labels="both" svg:x="1.209cm" svg:y="2.673cm" svg:width="6.568cm" svg:height="6.122cm">
          <chartooo:coordinate-region svg:x="1.656cm" svg:y="2.674cm" svg:width="6.121cm" svg:height="6.121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1</text:p>
              </table:table-cell>
            </table:table-row>
          </table:table-header-rows>
          <table:table-rows>
            <table:table-row>
              <table:table-cell office:value-type="string">
                <text:p>Administration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Directio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